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5cm" svg:stroke-color="#000000" draw:marker-start-width="0.274cm" draw:marker-end-width="0.274cm" draw:fill="solid" draw:fill-color="#ffffff" draw:textarea-horizontal-align="justify" draw:textarea-vertical-align="middle" draw:auto-grow-height="false" fo:min-height="2.541cm" fo:min-width="4.903cm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fo:min-height="1.561cm"/>
    </style:style>
    <style:style style:name="gr3" style:family="graphic" style:parent-style-name="standard">
      <style:graphic-properties svg:stroke-width="0.05cm" svg:stroke-color="#000000" draw:marker-start-width="0.274cm" draw:marker-end-width="0.274cm" draw:fill="solid" draw:fill-color="#cccccc" draw:textarea-horizontal-align="justify" draw:textarea-vertical-align="middle" draw:auto-grow-height="false" fo:min-height="0.19cm" fo:min-width="1.159cm" fo:padding-top="0.149cm" fo:padding-bottom="0.149cm" fo:padding-left="0.274cm" fo:padding-right="0.274cm"/>
    </style:style>
    <style:style style:name="gr4" style:family="graphic" style:parent-style-name="objectwithoutfill">
      <style:graphic-properties draw:stroke="solid" draw:stroke-dash="Fine_20_Dashed" svg:stroke-width="0.05cm" svg:stroke-color="#000000" draw:marker-start="Arrowheads_20_2" draw:marker-start-width="0.274cm" draw:marker-end-width="0.374cm" draw:fill="none" draw:textarea-vertical-align="middle" fo:padding-top="0.149cm" fo:padding-bottom="0.149cm" fo:padding-left="0.274cm" fo:padding-right="0.274cm"/>
    </style:style>
    <style:style style:name="gr5" style:family="graphic" style:parent-style-name="standard">
      <style:graphic-properties draw:stroke="none" draw:fill-color="#99ff99" draw:textarea-horizontal-align="justify" draw:textarea-vertical-align="middle" draw:auto-grow-height="false" fo:min-height="0.15cm" fo:min-width="0.4cm"/>
    </style:style>
    <style:style style:name="gr6" style:family="graphic" style:parent-style-name="standard">
      <style:graphic-properties draw:stroke="none" svg:stroke-color="#000000" draw:fill="none" draw:fill-color="#ffffff" fo:min-height="0.391cm"/>
    </style:style>
    <style:style style:name="gr7" style:family="graphic" style:parent-style-name="standard">
      <style:graphic-properties draw:stroke="solid" svg:stroke-width="0.05cm" svg:stroke-color="#000000" draw:marker-start-width="0.274cm" draw:marker-end-width="0.274cm" draw:fill="solid" draw:fill-color="#ffffff" draw:textarea-horizontal-align="justify" draw:textarea-vertical-align="middle" draw:auto-grow-height="false" fo:min-height="1.111cm" fo:min-width="3.078cm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fill="none" draw:fill-color="#ffffff" fo:min-height="0.92cm"/>
    </style:style>
    <style:style style:name="gr9" style:family="graphic" style:parent-style-name="standard">
      <style:graphic-properties svg:stroke-width="0.05cm" svg:stroke-color="#000000" draw:marker-start-width="0.274cm" draw:marker-end-width="0.274cm" draw:fill="solid" draw:fill-color="#cccccc" draw:textarea-horizontal-align="justify" draw:textarea-vertical-align="middle" draw:auto-grow-height="false" fo:min-height="0.19cm" fo:min-width="2.47cm" fo:padding-top="0.149cm" fo:padding-bottom="0.149cm" fo:padding-left="0.274cm" fo:padding-right="0.274cm"/>
    </style:style>
    <style:style style:name="gr10" style:family="graphic" style:parent-style-name="standard">
      <style:graphic-properties draw:stroke="solid" svg:stroke-width="0.05cm" svg:stroke-color="#000000" draw:marker-start-width="0.274cm" draw:marker-end-width="0.274cm" draw:fill="solid" draw:fill-color="#ffffff" draw:textarea-horizontal-align="justify" draw:textarea-vertical-align="middle" draw:auto-grow-height="false" fo:min-height="1.6cm" fo:min-width="8.16cm" fo:padding-top="0.175cm" fo:padding-bottom="0.175cm" fo:padding-left="0.3cm" fo:padding-right="0.3cm"/>
    </style:style>
    <style:style style:name="gr11" style:family="graphic" style:parent-style-name="standard">
      <style:graphic-properties svg:stroke-width="0.05cm" svg:stroke-color="#000000" draw:marker-start-width="0.274cm" draw:marker-end-width="0.274cm" draw:fill="solid" draw:fill-color="#cccccc" draw:textarea-horizontal-align="justify" draw:textarea-vertical-align="middle" draw:auto-grow-height="false" fo:min-height="0.19cm" fo:min-width="2.45cm" fo:padding-top="0.149cm" fo:padding-bottom="0.149cm" fo:padding-left="0.274cm" fo:padding-right="0.274cm"/>
    </style:style>
    <style:style style:name="gr12" style:family="graphic" style:parent-style-name="standard">
      <style:graphic-properties draw:stroke="solid" svg:stroke-width="0.05cm" svg:stroke-color="#000000" draw:marker-start-width="0.274cm" draw:marker-end-width="0.274cm" draw:fill="solid" draw:fill-color="#ffffff" draw:textarea-horizontal-align="justify" draw:textarea-vertical-align="middle" draw:auto-grow-height="false" fo:min-height="1.214cm" fo:min-width="7.185cm" fo:padding-top="0.175cm" fo:padding-bottom="0.175cm" fo:padding-left="0.3cm" fo:padding-right="0.3cm"/>
    </style:style>
    <style:style style:name="gr13" style:family="graphic" style:parent-style-name="standard">
      <style:graphic-properties draw:stroke="none" svg:stroke-color="#000000" draw:fill="none" draw:fill-color="#ffffff" fo:min-height="0.933cm"/>
    </style:style>
    <style:style style:name="gr14" style:family="graphic" style:parent-style-name="standard">
      <style:graphic-properties svg:stroke-width="0.05cm" svg:stroke-color="#000000" draw:marker-start-width="0.274cm" draw:marker-end-width="0.274cm" draw:fill="solid" draw:fill-color="#cccccc" draw:textarea-horizontal-align="justify" draw:textarea-vertical-align="middle" draw:auto-grow-height="false" fo:min-height="0.19cm" fo:min-width="1.691cm" fo:padding-top="0.149cm" fo:padding-bottom="0.149cm" fo:padding-left="0.274cm" fo:padding-right="0.274cm"/>
    </style:style>
    <style:style style:name="gr15" style:family="graphic" style:parent-style-name="objectwithoutfill">
      <style:graphic-properties draw:stroke="dash" draw:stroke-dash="Fine_20_Dashed" svg:stroke-width="0.05cm" svg:stroke-color="#000000" draw:marker-start="Arrowheads_20_2" draw:marker-start-width="0.274cm" draw:marker-end-width="0.374cm" draw:fill="none" draw:textarea-vertical-align="middle" fo:padding-top="0.149cm" fo:padding-bottom="0.149cm" fo:padding-left="0.274cm" fo:padding-right="0.274cm"/>
    </style:style>
    <style:style style:name="gr16" style:family="graphic" style:parent-style-name="standard">
      <style:graphic-properties draw:stroke="none" svg:stroke-color="#000000" draw:fill="none" draw:fill-color="#ffffff" fo:min-height="0.319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  <style:text-properties fo:color="#000000" style:font-name="Ubuntu Mono" fo:font-size="14pt" fo:font-weight="bold" style:font-size-asian="14pt" style:font-weight-asian="bold" style:font-size-complex="14pt" style:font-weight-complex="bold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/>
      <style:text-properties fo:font-size="13pt" style:font-size-asian="13pt" style:font-size-complex="13pt"/>
    </style:style>
    <style:style style:name="P5" style:family="paragraph">
      <loext:graphic-properties draw:fill="solid" draw:fill-color="#cccccc"/>
      <style:paragraph-properties fo:text-align="center"/>
      <style:text-properties fo:color="#000000" style:font-name="Ubuntu Mono" fo:font-size="14pt" fo:font-weight="bold" style:font-size-asian="14pt" style:font-weight-asian="bold" style:font-size-complex="14pt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99ff99"/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style:font-name="Ubuntu Mono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P9" style:family="paragraph">
      <style:paragraph-properties fo:text-align="center"/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0" style:family="paragraph">
      <loext:graphic-properties draw:fill="none" draw:fill-color="#ffffff"/>
      <style:paragraph-properties fo:text-align="center"/>
      <style:text-properties style:font-name="Ubuntu Mono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1" style:family="text">
      <style:text-properties fo:color="#000000" style:font-name="Ubuntu Mono" fo:font-size="16pt" fo:font-weight="normal" style:font-size-asian="16pt" style:font-weight-asian="normal" style:font-size-complex="16pt" style:font-weight-complex="normal"/>
    </style:style>
    <style:style style:name="T2" style:family="text">
      <style:text-properties fo:color="#000000" style:font-name="Ubuntu Mono" fo:font-size="16pt" fo:font-weight="bold" style:font-size-asian="16pt" style:font-weight-asian="bold" style:font-size-complex="16pt" style:font-weight-complex="bold"/>
    </style:style>
    <style:style style:name="T3" style:family="text">
      <style:text-properties fo:font-variant="normal" fo:text-transform="none" fo:color="#666666" style:text-outline="false" style:text-line-through-style="none" style:text-line-through-type="none" style:font-name="Ubuntu Mono" fo:font-size="11pt" fo:font-style="italic" fo:text-shadow="none" style:text-underline-style="none" fo:font-weight="normal" style:letter-kerning="true" style:font-name-asian="WenQuanYi Zen Hei Sharp" style:font-size-asian="11pt" style:font-style-asian="italic" style:font-weight-asian="normal" style:font-name-complex="Lohit Devanagari" style:font-size-complex="11pt" style:font-style-complex="italic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style:font-name="Ubuntu Mono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5" style:family="text">
      <style:text-properties fo:color="#666666" style:font-name="Ubuntu Mono" fo:font-size="11pt" fo:font-style="italic" style:font-size-asian="11pt" style:font-style-asian="italic" style:font-size-complex="11pt" style:font-style-complex="italic"/>
    </style:style>
    <style:style style:name="T6" style:family="text">
      <style:text-properties fo:color="#000000" style:font-name="Ubuntu Mono" fo:font-size="11pt" style:font-size-asian="11pt" style:font-size-complex="11pt"/>
    </style:style>
    <style:style style:name="T7" style:family="text">
      <style:text-properties fo:color="#000000" style:font-name="Ubuntu Mono" fo:font-size="11pt" fo:font-weight="bold" style:font-size-asian="11pt" style:font-weight-asian="bold" style:font-size-complex="11pt" style:font-weight-complex="bold"/>
    </style:style>
    <style:style style:name="T8" style:family="text">
      <style:text-properties fo:color="#000000" style:font-name="Ubuntu Mono" fo:font-size="11pt" fo:font-style="italic" style:font-size-asian="11pt" style:font-style-asian="italic" style:font-size-complex="11pt" style:font-style-complex="italic"/>
    </style:style>
    <style:style style:name="T9" style:family="text">
      <style:text-properties fo:color="#000000" style:font-name="Ubuntu Mono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10" style:family="text">
      <style:text-properties fo:color="#666666" style:font-name="Ubuntu Mono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11" style:family="text">
      <style:text-properties fo:color="#666666" style:font-name="Ubuntu Mono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12" style:family="text">
      <style:text-properties fo:color="#000000" style:font-name="Ubuntu Mono" fo:font-size="12pt" fo:font-weight="bold" style:font-size-asian="12pt" style:font-weight-asian="bold" style:font-size-complex="12pt" style:font-weight-complex="bold"/>
    </style:style>
    <style:style style:name="T13" style:family="text">
      <style:text-properties style:font-name="Ubuntu Mono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14" style:family="text">
      <style:text-properties fo:color="#000000" style:font-name="Ubuntu Mono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15" style:family="text">
      <style:text-properties style:font-name="Ubuntu Mono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5.605cm" svg:height="2.993cm" svg:x="0.495cm" svg:y="1.907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2"/></text:p>
          <text:p text:style-name="P1"><text:span text:style-name="T2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272.483221476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4" xml:id="id4" draw:id="id4" draw:layer="layout" svg:width="5.474cm" svg:height="3.371cm" svg:x="0.626cm" svg:y="2.242cm">
          <draw:text-box>
            <text:p text:style-name="P3"><text:span text:style-name="T3">C</text:span><text:span text:style-name="T3">O</text:span><text:span text:style-name="T3">D</text:span><text:span text:style-name="T3">E</text:span><text:span text:style-name="T3">: </text:span><text:span text:style-name="T4">m</text:span><text:span text:style-name="T4">y</text:span><text:span text:style-name="T4">M</text:span><text:span text:style-name="T4">e</text:span><text:span text:style-name="T4">t</text:span><text:span text:style-name="T4">h</text:span><text:span text:style-name="T4">o</text:span><text:span text:style-name="T4">d</text:span><text:span text:style-name="T4">(</text:span><text:span text:style-name="T4">)</text:span></text:p>
            <text:p text:style-name="P3"><text:span text:style-name="T5">N</text:span><text:span text:style-name="T5">A</text:span><text:span text:style-name="T5">M</text:span><text:span text:style-name="T5">E</text:span><text:span text:style-name="T5">:</text:span><text:span text:style-name="T6"> </text:span><text:span text:style-name="T7">m</text:span><text:span text:style-name="T7">y</text:span><text:span text:style-name="T7">M</text:span><text:span text:style-name="T7">e</text:span><text:span text:style-name="T7">t</text:span><text:span text:style-name="T7">h</text:span><text:span text:style-name="T7">o</text:span><text:span text:style-name="T7">d</text:span></text:p>
            <text:p text:style-name="P3"><text:span text:style-name="T5">D</text:span><text:span text:style-name="T5">I</text:span><text:span text:style-name="T5">S</text:span><text:span text:style-name="T5">P</text:span><text:span text:style-name="T5">A</text:span><text:span text:style-name="T5">T</text:span><text:span text:style-name="T5">C</text:span><text:span text:style-name="T5">H</text:span><text:span text:style-name="T5">_</text:span><text:span text:style-name="T5">T</text:span><text:span text:style-name="T5">Y</text:span><text:span text:style-name="T5">P</text:span><text:span text:style-name="T5">E</text:span><text:span text:style-name="T5">:</text:span><text:span text:style-name="T8"> </text:span><text:span text:style-name="T7">s</text:span><text:span text:style-name="T7">t</text:span><text:span text:style-name="T7">a</text:span><text:span text:style-name="T7">t</text:span><text:span text:style-name="T7">i</text:span><text:span text:style-name="T7">c</text:span></text:p>
            <text:p text:style-name="P3"><text:span text:style-name="T5">O</text:span><text:span text:style-name="T5">R</text:span><text:span text:style-name="T5">D</text:span><text:span text:style-name="T5">E</text:span><text:span text:style-name="T5">R</text:span><text:span text:style-name="T5">:</text:span><text:span text:style-name="T8"> </text:span><text:span text:style-name="T9">0</text:span></text:p>
            <text:p text:style-name="P3"><text:span text:style-name="T10">M</text:span><text:span text:style-name="T10">E</text:span><text:span text:style-name="T10">T</text:span><text:span text:style-name="T10">H</text:span><text:span text:style-name="T10">O</text:span><text:span text:style-name="T10">D</text:span><text:span text:style-name="T10">_</text:span><text:span text:style-name="T10">I</text:span><text:span text:style-name="T10">N</text:span><text:span text:style-name="T10">S</text:span><text:span text:style-name="T10">T</text:span><text:span text:style-name="T10">_</text:span><text:span text:style-name="T10">F</text:span><text:span text:style-name="T10">U</text:span><text:span text:style-name="T10">L</text:span><text:span text:style-name="T10">L</text:span><text:span text:style-name="T10">_</text:span><text:span text:style-name="T10">N</text:span><text:span text:style-name="T10">A</text:span><text:span text:style-name="T10">M</text:span><text:span text:style-name="T10">E</text:span><text:span text:style-name="T10">:</text:span></text:p>
            <text:p text:style-name="P3"><text:span text:style-name="T4">i</text:span><text:span text:style-name="T4">o</text:span><text:span text:style-name="T4">.</text:span><text:span text:style-name="T4">s</text:span><text:span text:style-name="T4">h</text:span><text:span text:style-name="T4">i</text:span><text:span text:style-name="T4">f</text:span><text:span text:style-name="T4">t</text:span><text:span text:style-name="T4">l</text:span><text:span text:style-name="T4">e</text:span><text:span text:style-name="T4">f</text:span><text:span text:style-name="T4">t</text:span><text:span text:style-name="T4">.</text:span><text:span text:style-name="T4">F</text:span><text:span text:style-name="T4">o</text:span><text:span text:style-name="T4">o</text:span><text:span text:style-name="T4">.</text:span><text:span text:style-name="T4">m</text:span><text:span text:style-name="T4">y</text:span><text:span text:style-name="T4">M</text:span><text:span text:style-name="T4">e</text:span><text:span text:style-name="T4">t</text:span><text:span text:style-name="T4">h</text:span><text:span text:style-name="T4">o</text:span><text:span text:style-name="T4">d</text:span></text:p>
            <text:p text:style-name="P3"><text:span text:style-name="T10"/></text:p>
            <text:p text:style-name="P3"><text:span text:style-name="T11"/></text:p>
          </draw:text-box>
        </draw:frame>
        <draw:custom-shape draw:style-name="gr3" draw:text-style-name="P5" draw:layer="layout" svg:width="1.719cm" svg:height="0.5cm" svg:x="0.281cm" svg:y="1.707cm">
          <text:p text:style-name="P1"><text:span text:style-name="T12">CA</text:span><text:span text:style-name="T12">L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34.35114503816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6" draw:layer="layout" draw:type="curve" draw:line-skew="0.207cm" svg:x1="4.815cm" svg:y1="6.187cm" svg:x2="3.297cm" svg:y2="4.9cm" draw:start-shape="id1" draw:start-glue-point="0" draw:end-shape="id2" svg:d="M4815 6187c0-655-1518-12-1518-1287" svg:viewBox="0 0 1519 1288">
          <text:p/>
        </draw:connector>
        <draw:custom-shape draw:style-name="gr5" draw:text-style-name="P7" draw:layer="layout" svg:width="0.9cm" svg:height="0.4cm" svg:x="2.9cm" svg:y="4.7cm">
          <text:p/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1.1cm" svg:height="0.641cm" svg:x="2.8cm" svg:y="4.559cm">
          <draw:text-box>
            <text:p text:style-name="P1"><text:span text:style-name="T13">AST</text:span></text:p>
          </draw:text-box>
        </draw:frame>
        <draw:custom-shape draw:style-name="gr7" draw:text-style-name="P2" draw:layer="layout" svg:width="3.73cm" svg:height="1.513cm" svg:x="3.5cm" svg:y="6.387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2"/></text:p>
          <text:p text:style-name="P1"><text:span text:style-name="T2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272.483221476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4" draw:layer="layout" svg:width="3.53cm" svg:height="1.17cm" svg:x="3.7cm" svg:y="6.722cm">
          <draw:text-box>
            <text:p text:style-name="P3"><text:span text:style-name="T5">CODE:</text:span><text:span text:style-name="T6"> </text:span><text:span text:style-name="T7">42</text:span></text:p>
            <text:p text:style-name="P3"><text:span text:style-name="T5">ORDER:</text:span><text:span text:style-name="T8"> </text:span><text:span text:style-name="T4">1</text:span></text:p>
          </draw:text-box>
        </draw:frame>
        <draw:custom-shape draw:style-name="gr9" draw:text-style-name="P5" xml:id="id1" draw:id="id1" draw:layer="layout" svg:width="3.03cm" svg:height="0.5cm" svg:x="3.3cm" svg:y="6.187cm">
          <text:p text:style-name="P1"><text:span text:style-name="T12">IDENTIFI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34.35114503816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xml:id="id6" draw:id="id6" draw:layer="layout" svg:width="8.828cm" svg:height="2.018cm" svg:x="7.886cm" svg:y="0.782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2"/></text:p>
          <text:p text:style-name="P1"><text:span text:style-name="T2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272.483221476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4" draw:layer="layout" svg:width="9.014cm" svg:height="1.811cm" svg:x="7.886cm" svg:y="1.117cm">
          <draw:text-box>
            <text:p text:style-name="P3"><text:span text:style-name="T5">NAME:</text:span><text:span text:style-name="T6"> </text:span><text:span text:style-name="T7">myMethod</text:span></text:p>
            <text:p text:style-name="P3"><text:span text:style-name="T5">FULL_NAME:</text:span><text:span text:style-name="T8"> </text:span><text:span text:style-name="T4">io.shiftleft.Foo.myMethod</text:span></text:p>
            <text:p text:style-name="P3"><text:span text:style-name="T10">METHOD_FULL_NAME:</text:span><text:span text:style-name="T14"> </text:span><text:span text:style-name="T4">io.shiftleft.Foo.myMethod</text:span></text:p>
          </draw:text-box>
        </draw:frame>
        <draw:custom-shape draw:style-name="gr11" draw:text-style-name="P5" xml:id="id3" draw:id="id3" draw:layer="layout" svg:width="3.01cm" svg:height="0.5cm" svg:x="7.7cm" svg:y="0.6cm">
          <text:p text:style-name="P1"><text:span text:style-name="T12">METHOD_IN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34.35114503816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layer="layout" svg:width="7.839cm" svg:height="1.618cm" svg:x="8.849cm" svg:y="4.383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2"/></text:p>
          <text:p text:style-name="P1"><text:span text:style-name="T2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272.483221476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4" draw:layer="layout" svg:width="7.898cm" svg:height="1.183cm" svg:x="8.99cm" svg:y="4.718cm">
          <draw:text-box>
            <text:p text:style-name="P3"><text:span text:style-name="T5">NAME:</text:span><text:span text:style-name="T6"> </text:span><text:span text:style-name="T7">myMethod</text:span></text:p>
            <text:p text:style-name="P3"><text:span text:style-name="T5">FULL_NAME:</text:span><text:span text:style-name="T8"> </text:span><text:span text:style-name="T4">io.shiftleft.Foo.myMethod</text:span></text:p>
          </draw:text-box>
        </draw:frame>
        <draw:custom-shape draw:style-name="gr14" draw:text-style-name="P5" xml:id="id5" draw:id="id5" draw:layer="layout" svg:width="2.251cm" svg:height="0.5cm" svg:x="8.649cm" svg:y="4.183cm">
          <text:p text:style-name="P1"><text:span text:style-name="T12">METHO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34.35114503816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6" draw:layer="layout" draw:type="curve" svg:x1="7.7cm" svg:y1="0.85cm" svg:x2="6.1cm" svg:y2="3.927cm" draw:start-shape="id3" draw:end-shape="id4" svg:d="M7700 850c-1218 0-418 3077-1600 3077" svg:viewBox="0 0 1601 3078">
          <text:p/>
        </draw:connector>
        <draw:frame draw:style-name="gr16" draw:text-style-name="P10" draw:layer="layout" svg:width="4.4cm" svg:height="0.569cm" svg:x="6.7cm" svg:y="3cm">
          <draw:text-box>
            <text:p text:style-name="P9"><text:span text:style-name="T15">Associated via full name</text:span></text:p>
          </draw:text-box>
        </draw:frame>
        <draw:connector draw:style-name="gr15" draw:text-style-name="P6" draw:layer="layout" draw:type="curve" svg:x1="9.774cm" svg:y1="4.183cm" svg:x2="12.3cm" svg:y2="2.8cm" draw:start-shape="id5" draw:start-glue-point="0" draw:end-shape="id6" svg:d="M9774 4183c0-1036 2526-345 2526-1383" svg:viewBox="0 0 2527 1384">
          <text:p/>
        </draw:connector>
        <draw:frame draw:style-name="gr16" draw:text-style-name="P10" draw:layer="layout" svg:width="4.4cm" svg:height="0.569cm" svg:x="12.1cm" svg:y="2.831cm">
          <draw:text-box>
            <text:p text:style-name="P9"><text:span text:style-name="T15">Associated via full nam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marker draw:name="Arrowheads_20_2" draw:display-name="Arrowheads 2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7.272cm" fo:page-height="8.12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uchakra </meta:initial-creator>
    <meta:creation-date>2015-09-04T18:00:56.948576584</meta:creation-date>
    <dc:date>2018-10-02T16:52:55.794899670</dc:date>
    <meta:editing-duration>PT23H33M47S</meta:editing-duration>
    <meta:editing-cycles>64</meta:editing-cycles>
    <meta:generator>LibreOffice/5.4.6.2$Linux_X86_64 LibreOffice_project/40m0$Build-2</meta:generator>
    <meta:document-statistic meta:object-count="19"/>
  </office:meta>
</office:document-meta>
</file>